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serif" fo:font-size="10pt" fo:font-weight="bold" fo:background-color="#ffff00" style:font-size-asian="10pt" style:font-weight-asian="bold" style:font-size-complex="10pt" style:font-weight-complex="bold"/>
    </style:style>
    <style:style style:name="P2" style:family="paragraph" style:parent-style-name="Standard">
      <style:text-properties fo:color="#000000" style:font-name="serif" fo:font-size="10pt" fo:font-weight="bold" fo:background-color="transparent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000000" style:font-name="serif" fo:font-size="10pt" fo:font-weight="bold" officeooo:paragraph-rsid="00343f80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text-properties fo:color="#000000" style:font-name="serif" fo:font-size="10pt" fo:font-weight="bold" officeooo:paragraph-rsid="00341ca3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000000" style:font-name="serif" fo:font-size="10pt" fo:font-weight="bold" officeooo:rsid="003b10e4" officeooo:paragraph-rsid="003b10e4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000000" style:font-name="serif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fo:color="#000000" style:font-name="serif" fo:font-size="10pt" fo:font-weight="normal" officeooo:rsid="003b10e4" officeooo:paragraph-rsid="003b10e4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text-properties fo:color="#000000" style:font-name="serif" fo:font-size="12pt" fo:font-weight="bold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style:font-name="serif" fo:font-size="12pt" fo:font-weight="bold" officeooo:rsid="003b10e4" officeooo:paragraph-rsid="003b10e4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999999" style:font-name="serif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text-properties fo:color="#999999" style:font-name="serif" fo:font-size="10pt" fo:font-weight="normal" officeooo:rsid="003b10e4" officeooo:paragraph-rsid="003b10e4" fo:background-color="transparent" style:font-size-asian="10pt" style:font-weight-asian="normal" style:font-size-complex="10pt" style:font-weight-complex="normal"/>
    </style:style>
    <style:style style:name="P12" style:family="paragraph" style:parent-style-name="Standard">
      <style:text-properties fo:color="#ff0000" style:font-name="serif" fo:font-size="10pt" fo:font-weight="bold" officeooo:paragraph-rsid="003839b7" fo:background-color="#ffff00" style:font-size-asian="10pt" style:font-weight-asian="bold" style:font-size-complex="10pt" style:font-weight-complex="bold"/>
    </style:style>
    <style:style style:name="P13" style:family="paragraph" style:parent-style-name="Standard">
      <style:text-properties fo:color="#808080" style:font-name="serif" fo:font-size="10pt" fo:font-weight="normal" officeooo:rsid="003b10e4" officeooo:paragraph-rsid="003b10e4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text-properties officeooo:paragraph-rsid="003b10e4"/>
    </style:style>
    <style:style style:name="P15" style:family="paragraph" style:parent-style-name="Standard">
      <style:text-properties officeooo:paragraph-rsid="004225fe"/>
    </style:style>
    <style:style style:name="P16" style:family="paragraph" style:parent-style-name="Standard">
      <style:text-properties fo:color="#c9211e" style:font-name="serif" fo:font-size="10pt" fo:font-weight="normal" officeooo:rsid="002d84e9" fo:background-color="transparent" style:font-size-asian="10pt" style:font-weight-asian="normal" style:font-size-complex="10pt" style:font-weight-complex="normal"/>
    </style:style>
    <style:style style:name="P17" style:family="paragraph" style:parent-style-name="Standard">
      <style:text-properties fo:color="#000000" style:font-name="serif" fo:font-size="10pt" fo:font-weight="bold" officeooo:rsid="002d84e9" fo:background-color="transparent" style:font-size-asian="10pt" style:font-weight-asian="bold" style:font-size-complex="10pt" style:font-weight-complex="bold"/>
    </style:style>
    <style:style style:name="P18" style:family="paragraph" style:parent-style-name="Standard">
      <style:text-properties fo:color="#000000" style:font-name="serif" fo:font-size="10pt" fo:font-weight="bold" officeooo:rsid="002d84e9" officeooo:paragraph-rsid="0039c7b7" fo:background-color="#ffff00" style:font-size-asian="10pt" style:font-weight-asian="bold" style:font-size-complex="10pt" style:font-weight-complex="bold"/>
    </style:style>
    <style:style style:name="P19" style:family="paragraph" style:parent-style-name="Standard">
      <style:text-properties fo:color="#000000" style:font-name="serif" fo:font-size="10pt" fo:font-weight="bold" officeooo:rsid="002d84e9" officeooo:paragraph-rsid="004790f2" fo:background-color="#ffff00" style:font-size-asian="10pt" style:font-weight-asian="bold" style:font-size-complex="10pt" style:font-weight-complex="bold"/>
    </style:style>
    <style:style style:name="P20" style:family="paragraph" style:parent-style-name="Standard">
      <style:text-properties fo:color="#000000" style:font-name="serif" fo:font-size="10pt" fo:font-weight="normal" officeooo:rsid="002d84e9" fo:background-color="transparent" style:font-size-asian="10pt" style:font-weight-asian="normal" style:font-size-complex="10pt" style:font-weight-complex="normal"/>
    </style:style>
    <style:style style:name="P21" style:family="paragraph" style:parent-style-name="Standard">
      <style:text-properties fo:color="#000000" style:font-name="serif" fo:font-size="10pt" fo:font-style="normal" fo:font-weight="normal" officeooo:rsid="004225fe" officeooo:paragraph-rsid="003b10e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text-properties fo:color="#000000" style:font-name="serif" fo:font-size="10pt" fo:font-style="normal" fo:font-weight="normal" officeooo:rsid="004225fe" officeooo:paragraph-rsid="004225f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text-properties fo:color="#999999" style:font-name="serif" fo:font-size="10pt" fo:font-weight="normal" officeooo:rsid="002d84e9" fo:background-color="transparent" style:font-size-asian="10pt" style:font-weight-asian="normal" style:font-size-complex="10pt" style:font-weight-complex="normal"/>
    </style:style>
    <style:style style:name="T1" style:family="text">
      <style:text-properties fo:color="#000000" style:font-name="serif" fo:font-size="10pt" fo:font-style="normal" fo:font-weight="normal" officeooo:rsid="004225fe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00" style:font-name="serif" fo:font-size="10pt" fo:font-style="normal" fo:font-weight="normal" officeooo:rsid="00436ac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000000" style:font-name="serif" fo:font-size="10pt" fo:font-weight="normal" officeooo:rsid="003b10e4" fo:background-color="transparent" loext:char-shading-value="0" style:font-size-asian="10pt" style:font-weight-asian="normal" style:font-size-complex="10pt" style:font-weight-complex="normal"/>
    </style:style>
    <style:style style:name="T4" style:family="text">
      <style:text-properties fo:color="#000000" style:font-name="serif" fo:font-size="10pt" fo:font-weight="normal" officeooo:rsid="0044c7f6" fo:background-color="transparent" loext:char-shading-value="0" style:font-size-asian="10pt" style:font-weight-asian="normal" style:font-size-complex="10pt" style:font-weight-complex="normal"/>
    </style:style>
    <style:style style:name="T5" style:family="text">
      <style:text-properties fo:color="#c9211e" fo:font-weight="normal" officeooo:rsid="002d84e9" style:font-weight-asian="normal" style:font-weight-complex="normal"/>
    </style:style>
    <style:style style:name="T6" style:family="text">
      <style:text-properties fo:font-weight="normal" officeooo:rsid="003839b7" style:font-weight-asian="normal" style:font-weight-complex="normal"/>
    </style:style>
    <style:style style:name="T7" style:family="text">
      <style:text-properties fo:font-weight="normal" fo:background-color="transparent" loext:char-shading-value="0" style:font-weight-asian="normal" style:font-weight-complex="normal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3cc539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officeooo:rsid="004225fe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ting up a host environment</text:p>
      <text:p text:style-name="P2">sudo apt-get install gawk wget git-core diffstat unzip texinfo gcc-multilib build-essential chrpath</text:p>
      <text:p text:style-name="P2"/>
      <text:p text:style-name="P6">If you want to use graphics support or you intend to use Eclipse IDE, then you need to</text:p>
      <text:p text:style-name="P6">install these packages:</text:p>
      <text:p text:style-name="P2">sudo apt-get install libsdl1.2-dev xterm</text:p>
      <text:p text:style-name="P2"/>
      <text:p text:style-name="P6">These packages are required if you want to build a Yocto Project documentation:</text:p>
      <text:p text:style-name="P2">sudo apt-get install make xsltproc docbook-utils fop dblatex xmlto</text:p>
      <text:p text:style-name="P2"/>
      <text:p text:style-name="P6">These packages are required only if you want to build an Application Development Kit</text:p>
      <text:p text:style-name="P6">(ADK):</text:p>
      <text:p text:style-name="P2">sudo apt-get install autoconf automake libtool libglib2.0-dev</text:p>
      <text:p text:style-name="P2"/>
      <text:p text:style-name="P12">sudo apt install zstd <text:s text:c="2"/><text:span text:style-name="T6">Потребовалось для сборки</text:span></text:p>
      <text:p text:style-name="P2"/>
      <text:p text:style-name="P2"/>
      <text:p text:style-name="P2"/>
      <text:p text:style-name="P2">$ cd yocto</text:p>
      <text:p text:style-name="P6">Fetch sources for Poky:</text:p>
      <text:p text:style-name="P10">$ git clone -b daisy git://git.yoctoproject.org/poky.git</text:p>
      <text:p text:style-name="P3">$ git clone git://git.yoctoproject.org/poky.git</text:p>
      <text:p text:style-name="P6">Change the directory to poky:</text:p>
      <text:p text:style-name="P1">cd poky</text:p>
      <text:p text:style-name="P2"><text:span text:style-name="T8">source oe-init-build-env build_bbb</text:span> <text:s text:c="4"/><text:span text:style-name="T5">(передали имя build директории)</text:span></text:p>
      <text:p text:style-name="P16"/>
      <text:p text:style-name="P17">Local.conf</text:p>
      <text:p text:style-name="P20"/>
      <text:p text:style-name="P23">BB_NUMBER_THREADS ?= "1.5 * Number of cores"</text:p>
      <text:p text:style-name="P23">PARALLEL_MAKE ?= "-j 2 * Number of cores"</text:p>
      <text:p text:style-name="P20">MACHINE ?= "beaglebone-yocto"</text:p>
      <text:p text:style-name="P20">DL_DIR ?= "${TOPDIR}/../../downloads"</text:p>
      <text:p text:style-name="P20">PACKAGE_CLASSES ?= "package_ipk"</text:p>
      <text:p text:style-name="P20"/>
      <text:p text:style-name="P4">conf-notes.txt</text:p>
      <text:p text:style-name="P6">You can now run 'bitbake &lt;target&gt;'</text:p>
      <text:p text:style-name="P6"/>
      <text:p text:style-name="P6">Common targets are:</text:p>
      <text:p text:style-name="P6"><text:s text:c="4"/>core-image-minimal</text:p>
      <text:p text:style-name="P6"><text:s text:c="4"/>core-image-full-cmdline</text:p>
      <text:p text:style-name="P6"><text:s text:c="4"/>core-image-sato</text:p>
      <text:p text:style-name="P6"><text:s text:c="4"/>core-image-weston</text:p>
      <text:p text:style-name="P6"><text:s text:c="4"/>meta-toolchain</text:p>
      <text:p text:style-name="P6"><text:s text:c="4"/>meta-ide-support</text:p>
      <text:p text:style-name="P6"/>
      <text:p text:style-name="P6">You can also run generated qemu images with a command like 'runqemu qemux86-64'.</text:p>
      <text:p text:style-name="P6"/>
      <text:p text:style-name="P6">Other commonly useful commands are:</text:p>
      <text:p text:style-name="P6"><text:s/>- 'devtool' and 'recipetool' handle common recipe tasks</text:p>
      <text:p text:style-name="P6"><text:s/>- 'bitbake-layers' handles common layer tasks</text:p>
      <text:p text:style-name="P6"><text:s/>- 'oe-pkgdata-util' handles common target package tasks</text:p>
      <text:p text:style-name="P6"/>
      <text:p text:style-name="P18">bitbake core-image-sato</text:p>
      <text:p text:style-name="P19">bitbake core-image-minimal</text:p>
      <text:p text:style-name="P7">Не хватило места</text:p>
      <text:p text:style-name="P7"/>
      <text:p text:style-name="P7"/>
      <text:p text:style-name="P7"/>
      <text:p text:style-name="P7">sudo fdisk <text:span text:style-name="T10">dev</text:span><text:span text:style-name="T11">/sdb</text:span></text:p>
      <text:p text:style-name="P21"><text:s/>2 раздела <text:s/></text:p>
      <text:p text:style-name="P22">1 — 32мб <text:s text:c="2"/>WIN95 FAT32 (LBA): <text:s/>bootable</text:p>
      <text:p text:style-name="P22">2 — остальное место</text:p>
      <text:p text:style-name="P22"/>
      <text:p text:style-name="P15"><text:span text:style-name="T1">sudo mkfs.vfat -n "BOOT" /dev/</text:span><text:span text:style-name="T2">sdb1</text:span></text:p>
      <text:p text:style-name="P14"><text:span text:style-name="T1">sudo mkfs.ext4 -L "ROOT" /dev/</text:span><text:span text:style-name="T2">sdb2</text:span></text:p>
      <text:p text:style-name="P7"/>
      <text:p text:style-name="P14"><text:span text:style-name="T3">sudo tar -xf core-image-sato-beaglebone-yocto.rootfs-20240325173308.tar.bz2 -C /media/</text:span><text:span text:style-name="T4">evg</text:span><text:span text:style-name="T3">/ROOT/</text:span></text:p>
      <text:p text:style-name="P7"/>
      <text:p text:style-name="P7"/>
      <text:p text:style-name="P9">Installing a TFTP Server</text:p>
      <text:p text:style-name="P7">sudo apt-get install tftpd-hpa</text:p>
      <text:p text:style-name="P11">sudo chmod 1777 /var/lib/tftpboot/ <text:s text:c="5"/><text:span text:style-name="T9">нет файла</text:span></text:p>
      <text:p text:style-name="P11"/>
      <text:p text:style-name="P7">systemctl status tftpd-hpa.service </text:p>
      <text:p text:style-name="P13">● tftpd-hpa.service - LSB: HPA's tftp server</text:p>
      <text:p text:style-name="P13"><text:s text:c="5"/>Loaded: loaded (/etc/init.d/tftpd-hpa; generated)</text:p>
      <text:p text:style-name="P13"><text:s text:c="5"/>Active: active (running) since Tue 2024-03-26 10:32:09 MSK; 1min 58s ago</text:p>
      <text:p text:style-name="P13"><text:s text:c="7"/>Docs: man:systemd-sysv-generator(8)</text:p>
      <text:p text:style-name="P13"><text:s text:c="4"/>Process: 727213 ExecStart=/etc/init.d/tftpd-hpa start (code=exited, status=0/SUCCESS)</text:p>
      <text:p text:style-name="P13"><text:s text:c="6"/>Tasks: 1 (limit: 18811)</text:p>
      <text:p text:style-name="P13"><text:s text:c="5"/>Memory: 1.7M</text:p>
      <text:p text:style-name="P13"><text:s text:c="5"/>CGroup: /system.slice/tftpd-hpa.service</text:p>
      <text:p text:style-name="P13"><text:s text:c="13"/>└─727236 /usr/sbin/in.tftpd --listen --user tftp --address :69 --secure /srv/tftp</text:p>
      <text:p text:style-name="P13"/>
      <text:p text:style-name="P13">Mar 26 10:32:09 evg-HP systemd[1]: Starting LSB: HPA's tftp server...</text:p>
      <text:p text:style-name="P13">Mar 26 10:32:09 evg-HP tftpd-hpa[727213]: <text:s/>* Starting HPA's tftpd in.tftpd</text:p>
      <text:p text:style-name="P13">Mar 26 10:32:09 evg-HP tftpd-hpa[727213]: <text:s text:c="3"/>...done.</text:p>
      <text:p text:style-name="P13">Mar 26 10:32:09 evg-HP systemd[1]: Started LSB: HPA's tftp server.</text:p>
      <text:p text:style-name="P5"/>
      <text:p text:style-name="P5"/>
      <text:p text:style-name="P5"/>
      <text:p text:style-name="P8">Installing a NFS Serv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3-26T14:03:51.014271177</dc:date>
    <meta:editing-duration>PT21H43M4S</meta:editing-duration>
    <meta:editing-cycles>66</meta:editing-cycles>
    <meta:document-statistic meta:table-count="0" meta:image-count="0" meta:object-count="0" meta:page-count="1" meta:paragraph-count="66" meta:word-count="350" meta:character-count="2752" meta:non-whitespace-character-count="2371"/>
  </office:meta>
</office:document-meta>
</file>